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33086" officeooo:paragraph-rsid="00033086"/>
    </style:style>
    <style:style style:name="P2" style:family="paragraph" style:parent-style-name="Standard">
      <style:text-properties officeooo:paragraph-rsid="00033086"/>
    </style:style>
    <style:style style:name="P3" style:family="paragraph" style:parent-style-name="Standard">
      <style:text-properties officeooo:rsid="0004b4ba" officeooo:paragraph-rsid="0004b4ba"/>
    </style:style>
    <style:style style:name="P4" style:family="paragraph" style:parent-style-name="Standard">
      <style:text-properties officeooo:paragraph-rsid="0004b4ba"/>
    </style:style>
    <style:style style:name="P5" style:family="paragraph" style:parent-style-name="Standard">
      <style:text-properties officeooo:rsid="000686d7" officeooo:paragraph-rsid="000686d7"/>
    </style:style>
    <style:style style:name="P6" style:family="paragraph" style:parent-style-name="Standard">
      <style:text-properties officeooo:paragraph-rsid="000686d7"/>
    </style:style>
    <style:style style:name="P7" style:family="paragraph" style:parent-style-name="Standard">
      <style:text-properties officeooo:rsid="0006f406" officeooo:paragraph-rsid="0006f406"/>
    </style:style>
    <style:style style:name="P8" style:family="paragraph" style:parent-style-name="Standard">
      <style:text-properties officeooo:paragraph-rsid="0006f406"/>
    </style:style>
    <style:style style:name="P9" style:family="paragraph" style:parent-style-name="Standard">
      <style:text-properties fo:font-weight="bold" officeooo:rsid="00033086" officeooo:paragraph-rsid="00033086" style:font-weight-asian="bold" style:font-weight-complex="bold"/>
    </style:style>
    <style:style style:name="P10" style:family="paragraph" style:parent-style-name="Standard">
      <style:text-properties fo:font-weight="bold" officeooo:paragraph-rsid="00033086" style:font-weight-asian="bold" style:font-weight-complex="bold"/>
    </style:style>
    <style:style style:name="P11" style:family="paragraph" style:parent-style-name="Standard">
      <style:text-properties fo:font-weight="bold" officeooo:paragraph-rsid="0004b4ba" style:font-weight-asian="bold" style:font-weight-complex="bold"/>
    </style:style>
    <style:style style:name="P12" style:family="paragraph" style:parent-style-name="Standard">
      <style:text-properties fo:font-weight="bold" officeooo:paragraph-rsid="000686d7" style:font-weight-asian="bold" style:font-weight-complex="bold"/>
    </style:style>
    <style:style style:name="P13" style:family="paragraph" style:parent-style-name="Standard">
      <style:text-properties fo:font-weight="bold" officeooo:paragraph-rsid="0006f406" style:font-weight-asian="bold" style:font-weight-complex="bold"/>
    </style:style>
    <style:style style:name="T1" style:family="text">
      <style:text-properties officeooo:rsid="00033086"/>
    </style:style>
    <style:style style:name="T2" style:family="text">
      <style:text-properties officeooo:rsid="0004b4ba"/>
    </style:style>
    <style:style style:name="T3" style:family="text">
      <style:text-properties officeooo:rsid="000686d7"/>
    </style:style>
    <style:style style:name="T4" style:family="text">
      <style:text-properties style:text-underline-style="solid" style:text-underline-width="auto" style:text-underline-color="font-color"/>
    </style:style>
    <style:style style:name="T5" style:family="text">
      <style:text-properties officeooo:rsid="0006f406"/>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dam Stewart</text:p>
      <text:p text:style-name="P7">CIS 457 </text:p>
      <text:p text:style-name="P7">Lab 1</text:p>
      <text:p text:style-name="P1"/>
      <text:p text:style-name="P9">1. <text:s/>Explain why wireshark is seeing traffic even when you are not actively using any network applications.</text:p>
      <text:p text:style-name="P1"/>
      <text:p text:style-name="P1">It always wants to be active, that way it's never being ineffeciently idel, <text:span text:style-name="T3">and there's always packets being transferred in the background.</text:span></text:p>
      <text:p text:style-name="P1"/>
      <text:p text:style-name="P10"><text:span text:style-name="T1">2. <text:s/></text:span>Choose some protocol you are seeing in the traffic. What does this specific protocol do? Why is it important to the network?</text:p>
      <text:p text:style-name="P2"/>
      <text:p text:style-name="P1">The HTTP protocol retrieves a website for the user. <text:s/>It's important so that websites can be displayed and interacted with.</text:p>
      <text:p text:style-name="P1"/>
      <text:p text:style-name="P10"><text:span text:style-name="T1">3. <text:s/></text:span>How can you tell if a packet is sent by your computer? Can you find any packets that are neither sent by or destined specifically for your computer? (You should be able to.) Why do you see these?</text:p>
      <text:p text:style-name="P2"/>
      <text:p text:style-name="P1">A packet contains a source with an IP address. <text:s/>The packets from my computer contain my IP address. There are packets not sent by my IP or receieved by my IP, like No. 31. <text:s text:c="2"/>These packets are shown due to them being displayed on the same network as our's. <text:s/></text:p>
      <text:p text:style-name="P1"/>
      <text:p text:style-name="P9">4. <text:s/>List the protocols being used by this packet at the application, transport, network, and link layers.</text:p>
      <text:p text:style-name="P1"/>
      <text:p text:style-name="P3">The application protocol is the hypertext transfer protocol. <text:s/>The transport protocol is the transmission control protocal <text:s text:c="2"/>The network protocol is the internet protocol, and the link layers protocol is the ethernet. </text:p>
      <text:p text:style-name="P3"/>
      <text:p text:style-name="P11"><text:span text:style-name="T2">5. <text:s/></text:span>If you requested any web page aside from a very minimal one, you should see a large amount of traffic generated, not just a single request and response. Explain why.</text:p>
      <text:p text:style-name="P4"/>
      <text:p text:style-name="P3">It needs to account for all the links, images, videos, etc. that are contained on loading a certain webpage.</text:p>
      <text:p text:style-name="P3"/>
      <text:p text:style-name="P11"><text:span text:style-name="T2">6. <text:s/></text:span>The protocols at two different layers contain address information. In which protocols do you see addresses? Why does it make sense for there to be addresses at both of these layers?</text:p>
      <text:p text:style-name="P4"/>
      <text:p text:style-name="P5">Addresses are found in the network protocol and the link protocol. <text:s/>This makes sense since packets must <text:s/>naviage through a network based on the IP addresses as the links. <text:s/>The transport protocol doesn't need it, since it's just following the IP contained in the network or link protocols.</text:p>
      <text:p text:style-name="P5"/>
      <text:p text:style-name="P12"><text:span text:style-name="T3">7. <text:s/></text:span>Find the HTTP response packet corresponding to the HTTP request. Compare the contents of the <text:span text:style-name="T4">network layer</text:span> headers in the request and response. Is there a relation between the information in this header in the two packets? Explain.</text:p>
      <text:p text:style-name="P6"/>
      <text:p text:style-name="P5">The only notable relationship between the headers of the network layer is that the source and <text:soft-page-break/>destination are flipped in the request and response, which makes sense.</text:p>
      <text:p text:style-name="P5"/>
      <text:p text:style-name="P12"><text:span text:style-name="T3">8. <text:s/></text:span>The protocols used at some layers are dependant on the application, and at some layers dependant on the network. Comparing the DNS packet you found with the HTTP packet, at which layers did the protocol in use change? At which layers did it stay the same?</text:p>
      <text:p text:style-name="P6"/>
      <text:p text:style-name="P5">The application and transport layers changed throughough the process, while the network and link stayed the same.</text:p>
      <text:p text:style-name="P5"/>
      <text:p text:style-name="P12"><text:span text:style-name="T3">9. <text:s/></text:span>Compare the information in a TCP header and a UDP header. If some packets work fine with the smaller amount of information in the UDP header, why do you think TCP is used for the HTTP traffic?</text:p>
      <text:p text:style-name="P6"/>
      <text:p text:style-name="P7">UDP is fine for getting the address, however TCP makes sure retrieving the content runs smoothly.</text:p>
      <text:p text:style-name="P7"/>
      <text:p text:style-name="P13"><text:span text:style-name="T5">10. <text:s/></text:span>Looking at the actual packet contents, which protocols send human-readable (ascii) data over the network? Is there any reason why we would want network traffic to be human-readable?</text:p>
      <text:p text:style-name="P8"/>
      <text:p text:style-name="P7">HTTP sends over somewhat readable information (the most by far). <text:s/>It definitely makes it easier to debug if <text:s/>you can see what URL was 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am Stewart</meta:initial-creator>
    <meta:creation-date>2017-01-10T14:31:37.311708020</meta:creation-date>
    <dc:date>2017-01-10T15:29:55.399744355</dc:date>
    <dc:creator>Adam Stewart</dc:creator>
    <meta:editing-duration>PT12M47S</meta:editing-duration>
    <meta:editing-cycles>2</meta:editing-cycles>
    <meta:generator>LibreOffice/5.0.6.2$Linux_X86_64 LibreOffice_project/00$Build-2</meta:generator>
    <meta:document-statistic meta:table-count="0" meta:image-count="0" meta:object-count="0" meta:page-count="2" meta:paragraph-count="23" meta:word-count="592" meta:character-count="3438" meta:non-whitespace-character-count="2843"/>
  </office:meta>
</office:document-meta>
</file>